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file.data,context=new_c,format='odt',pageBreakAfter=(not loop.mailed_data.last and </text:span><text:span text:style-name="T3">'</text:span><text:span text:style-name="T2">duplex')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05T12:22:03.590264714</dc:date>
    <dc:creator>sge</dc:creator>
    <meta:editing-duration>PT5H5M26S</meta:editing-duration>
    <meta:editing-cycles>4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